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2a6099" draw:fill-color="#729fcf" draw:textarea-horizontal-align="justify" draw:textarea-vertical-align="middle" draw:auto-grow-height="false" fo:min-height="0.458cm" fo:min-width="0.2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06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4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39cm"/>
      <style:paragraph-properties style:writing-mode="lr-tb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2a6099" draw:marker-start-width="0.252cm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17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0% 100%"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0% 100%" fo:font-size="18pt" style:font-size-asian="9pt" style:font-size-complex="9pt"/>
    </style:style>
    <style:style style:name="T6" style:family="text">
      <style:text-properties style:text-position="0% 100%"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5.997cm" svg:y1="4.01cm" svg:x2="7.995cm" svg:y2="4.01cm" draw:start-shape="id1" draw:start-glue-point="0" svg:d="M5997 4010h1998" svg:viewBox="0 0 1999 1">
          <text:p/>
        </draw:connector>
        <draw:custom-shape draw:style-name="gr2" draw:text-style-name="P3" xml:id="id4" draw:id="id4" draw:layer="layout" svg:width="1cm" svg:height="1cm" svg:x="1.538cm" svg:y="6.45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controls" svg:width="1.006cm" svg:height="0.729cm" svg:x="0.632cm" svg:y="6.631cm">
          <draw:text-box>
            <text:p><text:span text:style-name="T2">V</text:span><text:span text:style-name="T3">O1</text:span></text:p>
          </draw:text-box>
        </draw:frame>
        <draw:g xml:id="id2" draw:id="id2">
          <draw:line draw:style-name="gr4" draw:text-style-name="P1" draw:layer="controls" svg:x1="5.977cm" svg:y1="3.13cm" svg:x2="5.745cm" svg:y2="3.029cm">
            <text:p/>
          </draw:line>
          <draw:line draw:style-name="gr4" draw:text-style-name="P1" draw:layer="controls" svg:x1="6.218cm" svg:y1="2.819cm" svg:x2="5.745cm" svg:y2="3.031cm">
            <text:p/>
          </draw:line>
          <draw:line draw:style-name="gr4" draw:text-style-name="P1" draw:layer="controls" svg:x1="6.245cm" svg:y1="2.405cm" svg:x2="5.772cm" svg:y2="2.193cm">
            <text:p/>
          </draw:line>
          <draw:line draw:style-name="gr4" draw:text-style-name="P1" draw:layer="controls" svg:x1="6.23cm" svg:y1="2.83cm" svg:x2="5.757cm" svg:y2="2.618cm">
            <text:p/>
          </draw:line>
          <draw:line draw:style-name="gr4" draw:text-style-name="P1" draw:layer="controls" svg:x1="6.243cm" svg:y1="2.396cm" svg:x2="5.77cm" svg:y2="2.608cm">
            <text:p/>
          </draw:line>
          <draw:line draw:style-name="gr4" draw:text-style-name="P1" draw:layer="controls" svg:x1="6.243cm" svg:y1="1.976cm" svg:x2="5.77cm" svg:y2="2.188cm">
            <text:p/>
          </draw:line>
          <draw:line draw:style-name="gr4" draw:text-style-name="P1" draw:layer="controls" svg:x1="6.219cm" svg:y1="1.981cm" svg:x2="5.987cm" svg:y2="1.88cm">
            <text:p/>
          </draw:line>
        </draw:g>
        <draw:frame draw:style-name="gr5" draw:text-style-name="P4" draw:layer="controls" svg:width="1.018cm" svg:height="0.729cm" svg:x="6.2cm" svg:y="2.14cm">
          <draw:text-box>
            <text:p><text:span text:style-name="T4">R</text:span><text:span text:style-name="T3">E2</text:span></text:p>
          </draw:text-box>
        </draw:frame>
        <draw:custom-shape draw:style-name="gr6" draw:text-style-name="P2" xml:id="id3" draw:id="id3" draw:layer="controls" svg:width="1cm" svg:height="1cm" svg:x="9.5cm" svg:y="5.00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controls" svg:width="1.031cm" svg:height="0.729cm" svg:x="10.373cm" svg:y="5.151cm">
          <draw:text-box>
            <text:p><text:span text:style-name="T2">V</text:span><text:span text:style-name="T3">CC</text:span></text:p>
          </draw:text-box>
        </draw:frame>
        <draw:custom-shape draw:style-name="gr8" draw:text-style-name="P5" draw:layer="controls" svg:width="0.348cm" svg:height="0.35cm" svg:x="7.83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controls" svg:width="0.917cm" svg:height="1.038cm" svg:x="7.565cm" svg:y="4.522cm">
          <draw:text-box>
            <text:p><text:span text:style-name="T5">+</text:span></text:p>
          </draw:text-box>
        </draw:frame>
        <draw:custom-shape draw:style-name="gr8" draw:text-style-name="P5" draw:layer="controls" svg:width="0.348cm" svg:height="0.35cm" svg:x="7.83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controls" svg:width="0.739cm" svg:height="1.038cm" svg:x="7.627cm" svg:y="7.438cm">
          <draw:text-box>
            <text:p><text:span text:style-name="T6">-</text:span></text:p>
          </draw:text-box>
        </draw:frame>
        <draw:frame draw:style-name="gr3" draw:text-style-name="P4" draw:layer="controls" svg:width="1.006cm" svg:height="0.729cm" svg:x="7.537cm" svg:y="6.132cm">
          <draw:text-box>
            <text:p><text:span text:style-name="T2">V</text:span><text:span text:style-name="T3">O2</text:span></text:p>
          </draw:text-box>
        </draw:frame>
        <draw:line draw:style-name="gr11" draw:text-style-name="P1" draw:layer="layout" svg:x1="5.504cm" svg:y1="5.5cm" svg:x2="5.504cm" svg:y2="4.508cm">
          <text:p/>
        </draw:line>
        <draw:line draw:style-name="gr12" draw:text-style-name="P1" draw:layer="layout" svg:x1="5.511cm" svg:y1="4.734cm" svg:x2="5.994cm" svg:y2="4.524cm">
          <text:p/>
        </draw:line>
        <draw:line draw:style-name="gr13" draw:text-style-name="P1" draw:layer="layout" svg:x1="6.036cm" svg:y1="5.511cm" svg:x2="5.532cm" svg:y2="5.196cm">
          <text:p/>
        </draw:line>
        <draw:line draw:style-name="gr11" draw:text-style-name="P1" xml:id="id5" draw:id="id5" draw:layer="layout" svg:x1="5.997cm" svg:y1="6.01cm" svg:x2="5.997cm" svg:y2="5.514cm">
          <text:p/>
        </draw:line>
        <draw:line draw:style-name="gr11" draw:text-style-name="P1" xml:id="id1" draw:id="id1" draw:layer="layout" svg:x1="5.997cm" svg:y1="4.506cm" svg:x2="5.997cm" svg:y2="4.01cm">
          <text:p/>
        </draw:line>
        <draw:line draw:style-name="gr11" draw:text-style-name="P1" xml:id="id7" draw:id="id7" draw:layer="layout" svg:x1="5.011cm" svg:y1="4.992cm" svg:x2="5.49cm" svg:y2="4.992cm">
          <text:p/>
        </draw:line>
        <draw:connector draw:style-name="gr1" draw:text-style-name="P1" draw:layer="layout" draw:type="line" svg:x1="5.995cm" svg:y1="3.13cm" svg:x2="5.997cm" svg:y2="4.01cm" draw:start-shape="id2" draw:start-glue-point="2" draw:end-shape="id1" draw:end-glue-point="0" svg:d="M5995 3130l2 880" svg:viewBox="0 0 3 881">
          <text:p/>
        </draw:connector>
        <draw:connector draw:style-name="gr14" draw:text-style-name="P5" draw:layer="layout" draw:line-skew="-0.336cm" svg:x1="5.995cm" svg:y1="1.88cm" svg:x2="10cm" svg:y2="5.008cm" draw:start-shape="id2" draw:start-glue-point="0" draw:end-shape="id3" draw:end-glue-point="4" svg:d="M5995 1880v-854h4005v3982" svg:viewBox="0 0 4006 3983">
          <text:p/>
        </draw:connector>
        <draw:connector draw:style-name="gr15" draw:text-style-name="P5" draw:layer="layout" draw:line-skew="1.059cm" svg:x1="2.038cm" svg:y1="7.456cm" svg:x2="5.997cm" svg:y2="6.01cm" draw:start-shape="id4" draw:start-glue-point="8" draw:end-shape="id5" draw:end-glue-point="2" svg:d="M2038 7456v1561h3959v-3007" svg:viewBox="0 0 3960 3008">
          <text:p/>
        </draw:connector>
        <draw:connector draw:style-name="gr14" draw:text-style-name="P5" draw:layer="layout" draw:line-skew="1.059cm" svg:x1="10cm" svg:y1="6.008cm" svg:x2="2.038cm" svg:y2="7.456cm" draw:start-shape="id3" draw:start-glue-point="8" draw:end-shape="id4" draw:end-glue-point="8" svg:d="M10000 6008v3009h-7962v-1561" svg:viewBox="0 0 7963 3010">
          <text:p/>
        </draw:connector>
        <draw:custom-shape draw:style-name="gr8" draw:text-style-name="P5" draw:layer="layout" svg:width="0.348cm" svg:height="0.35cm" svg:x="2.831cm" svg:y="8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6" draw:id="id6" draw:layer="layout" svg:width="0.35cm" svg:height="0.35cm" svg:x="2.83cm" svg:y="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svg:x1="2.038cm" svg:y1="6.456cm" svg:x2="2.83cm" svg:y2="4.996cm" draw:start-shape="id4" draw:start-glue-point="4" draw:end-shape="id6" draw:end-glue-point="6" svg:d="M2038 6456v-1460h792" svg:viewBox="0 0 793 1461">
          <text:p/>
        </draw:connector>
        <draw:connector draw:style-name="gr1" draw:text-style-name="P1" draw:layer="layout" draw:type="line" svg:x1="3.18cm" svg:y1="4.996cm" svg:x2="5.011cm" svg:y2="4.992cm" draw:start-shape="id6" draw:start-glue-point="10" draw:end-shape="id7" draw:end-glue-point="3" svg:d="M3180 4996l1831-4" svg:viewBox="0 0 1832 5">
          <text:p/>
        </draw:connector>
        <draw:frame draw:style-name="gr16" draw:text-style-name="P4" draw:layer="layout" svg:width="0.891cm" svg:height="0.729cm" svg:x="4.456cm" svg:y="4.232cm">
          <draw:text-box>
            <text:p><text:span text:style-name="T2">I</text:span><text:span text:style-name="T3">B1</text:span></text:p>
          </draw:text-box>
        </draw:frame>
        <draw:frame draw:style-name="gr16" draw:text-style-name="P4" draw:layer="layout" svg:width="0.891cm" svg:height="0.729cm" svg:x="6.117cm" svg:y="3.941cm">
          <draw:text-box>
            <text:p><text:span text:style-name="T2">I</text:span><text:span text:style-name="T3">E1</text:span></text:p>
          </draw:text-box>
        </draw:frame>
        <draw:frame draw:style-name="gr16" draw:text-style-name="P4" draw:layer="layout" svg:width="0.891cm" svg:height="0.729cm" svg:x="6.116cm" svg:y="5.34cm">
          <draw:text-box>
            <text:p><text:span text:style-name="T2">I</text:span><text:span text:style-name="T3">C1</text:span></text:p>
          </draw:text-box>
        </draw:frame>
        <draw:line draw:style-name="gr17" draw:text-style-name="P1" draw:layer="layout" svg:x1="6.165cm" svg:y1="5.513cm" svg:x2="6.167cm" svg:y2="6.092cm">
          <text:p/>
        </draw:line>
        <draw:line draw:style-name="gr17" draw:text-style-name="P1" draw:layer="layout" svg:x1="4.699cm" svg:y1="4.807cm" svg:x2="5.399cm" svg:y2="4.807cm">
          <text:p/>
        </draw:line>
        <draw:line draw:style-name="gr17" draw:text-style-name="P1" draw:layer="layout" svg:x1="6.192cm" svg:y1="4.057cm" svg:x2="6.194cm" svg:y2="4.63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8:43:09.553537854</dc:date>
    <meta:editing-duration>PT2H16M23S</meta:editing-duration>
    <meta:editing-cycles>25</meta:editing-cycles>
    <meta:generator>LibreOffice/6.4.6.2$Linux_X86_64 LibreOffice_project/40$Build-2</meta:generator>
    <meta:document-statistic meta:object-count="39"/>
  </office:meta>
</office:document-meta>
</file>